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DejaVu Sans"/>
    </style:style>
    <style:style style:name="P2" style:family="paragraph" style:parent-style-name="Subtitle">
      <style:text-properties style:font-name="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GMS Design Notes</text:p>
      <text:p text:style-name="P2">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2012-08-05</text:p>
      <text:p text:style-name="Text_20_body"/>
      <text:h text:style-name="Heading_20_1" text:outline-level="1"><text:soft-page-break/>Embedding RPython </text:h>
      <text:p text:style-name="Text_20_body">Speed is one of the priorities for OpenGMS, but so is ease of use. For ease of use we will make use of python, for speed, we will need to embed it in such a way that native code generation can be done. The advantage of using python is the huge variety of available libraries already out there (image processing, scientific tools, etc) but the biggest disadvantage is speed.</text:p>
      <text:p text:style-name="Text_20_body">Recently work such as that done in psyco and the pypy projects has led to some significant increases in performance...in certain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Liberation Mono" svg:font-family="'Liberation Mono'"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DejaVu Serif"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5T11:15:10.15</meta:creation-date>
    <dc:date>2012-08-05T22:18:01.36</dc:date>
    <meta:editing-duration>PT10H17M29S</meta:editing-duration>
    <meta:editing-cycles>1</meta:editing-cycles>
    <meta:document-statistic meta:table-count="0" meta:image-count="0" meta:object-count="0" meta:page-count="2" meta:paragraph-count="6" meta:word-count="99" meta:character-count="567" meta:non-whitespace-character-count="473"/>
    <meta:generator>LibreOffice/3.5$Windows_x86 LibreOffice_project/7122e39-92ed229-498d286-15e43b4-d70da21</meta:generator>
  </office:meta>
</office:document-meta>
</file>